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b5aa5" officeooo:paragraph-rsid="001d0288"/>
    </style:style>
    <style:style style:name="P2" style:family="paragraph" style:parent-style-name="Standard">
      <style:text-properties officeooo:rsid="002a5595" officeooo:paragraph-rsid="001d0288"/>
    </style:style>
    <style:style style:name="P3" style:family="paragraph" style:parent-style-name="Standard">
      <style:text-properties officeooo:rsid="002c09f3" officeooo:paragraph-rsid="001d0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1 - Grundlegende Elemente und Handlungen</text:p>
      <text:p text:style-name="P2">M2 - Berufsbezogene Kommunikation in einer Fremdsprache (Englisch)</text:p>
      <text:p text:style-name="P3">M3 - Kommunikation und Arbeitstechniken (Präsentationstechniken)</text:p>
      <text:p text:style-name="P1">M5 - Dokumentieren mit informationstechnischen Systemen</text:p>
      <text:p text:style-name="P2">M6 - Analysieren und dokumentieren von Baugruppen</text:p>
      <text:p text:style-name="P3">M7 - Dimensionieren und Auswählen von Bauteilen</text:p>
      <text:p text:style-name="P1">M8 - Projektieren und Betreiben von automatisierten Syste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0:32:13.967986685</meta:creation-date>
    <meta:generator>LibreOffice/5.1.4.2$Linux_X86_64 LibreOffice_project/10m0$Build-2</meta:generator>
    <dc:date>2016-09-01T11:57:48.559425142</dc:date>
    <meta:editing-duration>PT4S</meta:editing-duration>
    <meta:editing-cycles>1</meta:editing-cycles>
    <meta:document-statistic meta:table-count="0" meta:image-count="0" meta:object-count="0" meta:page-count="1" meta:paragraph-count="7" meta:word-count="48" meta:character-count="382" meta:non-whitespace-character-count="341"/>
    <meta:user-defined meta:name="state">defaultstate</meta:user-defined>
  </office:meta>
</office:document-meta>
</file>